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Droid Sans" svg:font-family="'Droid Sans'" style:font-family-generic="swiss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2.1792in" fo:margin-top="0in" fo:margin-bottom="0.1965in" table:align="left" style:may-break-between-rows="false"/>
    </style:style>
    <style:style style:name="Table3.A" style:family="table-column">
      <style:table-column-properties style:column-width="2.1792in"/>
    </style:style>
    <style:style style:name="Table3.1" style:family="table-row">
      <style:table-row-properties style:min-row-height="1in"/>
    </style:style>
    <style:style style:name="Table3.A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1.3799in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2in"/>
    </style:style>
    <style:style style:name="Table3.A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1875in" table:align="left"/>
    </style:style>
    <style:style style:name="Table1.A" style:family="table-column">
      <style:table-column-properties style:column-width="2.1875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DejaVu Sans1" fo:font-size="8pt" style:font-size-asian="8pt" style:font-size-complex="8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41602432" text:id="ct41602432">
          <text:format-change>
            <office:change-info>
              <dc:creator>dani </dc:creator>
              <dc:date>2015-09-18T19:22:00</dc:date>
            </office:change-info>
          </text:format-change>
        </text:changed-region>
        <text:changed-region xml:id="ct37312896" text:id="ct37312896">
          <text:insertion>
            <office:change-info>
              <dc:creator>dani </dc:creator>
              <dc:date>2015-09-11T16:37:00</dc:date>
            </office:change-info>
          </text:insertion>
        </text:changed-region>
        <text:changed-region xml:id="ct37405808" text:id="ct37405808">
          <text:insertion>
            <office:change-info>
              <dc:creator>dani </dc:creator>
              <dc:date>2015-09-11T16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change-start text:change-id="ct41602432"/><office:annotation><dc:creator>dani </dc:creator><dc:date>2015-09-11T13:29:37</dc:date><text:p text:style-name="P5"><text:span text:style-name="T1">do table for card in cards</text:span></text:p></office:annotation><text:change-end text:change-id="ct41602432"/><text:change-start text:change-id="ct37312896"/>card['title']<text:change-end text:change-id="ct37312896"/></text:p>
          </table:table-cell>
        </table:table-row>
        <table:table-row table:style-name="Table3.2">
          <table:table-cell table:style-name="Table3.A2" office:value-type="string">
            <text:p text:style-name="P1"><office:annotation><dc:creator>dani </dc:creator><dc:date>2015-09-11T13:24:48</dc:date><text:p text:style-name="P5"><text:span text:style-name="T2">do text </text:span></text:p><text:p text:style-name="P5"><text:span text:style-name="T2">from document( at=card['picture'] )</text:span></text:p></office:annotation>i</text:p>
          </table:table-cell>
        </table:table-row>
        <table:table-row table:style-name="Table3.3">
          <table:table-cell table:style-name="Table3.A3" office:value-type="string">
            <text:p text:style-name="P4"><text:change-start text:change-id="ct37405808"/>card['info']<text:change-end text:change-id="ct37405808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Droid Sans" svg:font-family="'Droid Sans'" style:font-family-generic="swiss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8T19:23:07</dc:date>
    <dc:creator>dani </dc:creator>
    <meta:editing-duration>PT25M22S</meta:editing-duration>
    <meta:editing-cycles>10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